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03c" officeooo:paragraph-rsid="0019f03c"/>
    </style:style>
    <style:style style:name="P2" style:family="paragraph" style:parent-style-name="Standard">
      <style:text-properties officeooo:rsid="001b68da" officeooo:paragraph-rsid="001b68da"/>
    </style:style>
    <style:style style:name="P3" style:family="paragraph" style:parent-style-name="Standard">
      <style:text-properties officeooo:rsid="001b68da" officeooo:paragraph-rsid="001baac9"/>
    </style:style>
    <style:style style:name="P4" style:family="paragraph" style:parent-style-name="Standard">
      <style:text-properties officeooo:rsid="001b68da" officeooo:paragraph-rsid="001d86f0"/>
    </style:style>
    <style:style style:name="P5" style:family="paragraph" style:parent-style-name="Standard">
      <style:text-properties officeooo:rsid="001b68da" officeooo:paragraph-rsid="001f32e9"/>
    </style:style>
    <style:style style:name="P6" style:family="paragraph" style:parent-style-name="Standard">
      <style:text-properties officeooo:rsid="00207612" officeooo:paragraph-rsid="00207612"/>
    </style:style>
    <style:style style:name="P7" style:family="paragraph" style:parent-style-name="Standard">
      <style:text-properties officeooo:rsid="00207612" officeooo:paragraph-rsid="0021cf44"/>
    </style:style>
    <style:style style:name="P8" style:family="paragraph" style:parent-style-name="Standard">
      <style:text-properties officeooo:rsid="0021cf44" officeooo:paragraph-rsid="0021cf44"/>
    </style:style>
    <style:style style:name="P9" style:family="paragraph" style:parent-style-name="Standard">
      <style:text-properties officeooo:rsid="0023316a" officeooo:paragraph-rsid="0023316a"/>
    </style:style>
    <style:style style:name="P10" style:family="paragraph" style:parent-style-name="Standard">
      <style:text-properties officeooo:rsid="0023316a" officeooo:paragraph-rsid="0023b1c1"/>
    </style:style>
    <style:style style:name="P11" style:family="paragraph" style:parent-style-name="Standard">
      <style:text-properties officeooo:rsid="0023b1c1" officeooo:paragraph-rsid="0023b1c1"/>
    </style:style>
    <style:style style:name="P12" style:family="paragraph" style:parent-style-name="Standard">
      <style:text-properties officeooo:rsid="0023b1c1" officeooo:paragraph-rsid="00248b23"/>
    </style:style>
    <style:style style:name="P13" style:family="paragraph" style:parent-style-name="Standard">
      <style:text-properties officeooo:rsid="0019f03c" officeooo:paragraph-rsid="0026eca8"/>
    </style:style>
    <style:style style:name="P14" style:family="paragraph" style:parent-style-name="Standard">
      <style:text-properties officeooo:rsid="001b68da" officeooo:paragraph-rsid="001d86f0"/>
    </style:style>
    <style:style style:name="P15" style:family="paragraph" style:parent-style-name="Standard">
      <style:text-properties officeooo:rsid="001b68da" officeooo:paragraph-rsid="0026eca8"/>
    </style:style>
    <style:style style:name="P16" style:family="paragraph" style:parent-style-name="Standard">
      <style:text-properties officeooo:rsid="0021cf44" officeooo:paragraph-rsid="0021cf44"/>
    </style:style>
    <style:style style:name="P17" style:family="paragraph" style:parent-style-name="Standard">
      <style:text-properties officeooo:rsid="0021cf44" officeooo:paragraph-rsid="0026eca8"/>
    </style:style>
    <style:style style:name="P18" style:family="paragraph" style:parent-style-name="Standard">
      <style:text-properties officeooo:rsid="0023b1c1" officeooo:paragraph-rsid="0023b1c1"/>
    </style:style>
    <style:style style:name="P19" style:family="paragraph" style:parent-style-name="Standard">
      <style:text-properties officeooo:rsid="0023b1c1" officeooo:paragraph-rsid="00248b23"/>
    </style:style>
    <style:style style:name="T1" style:family="text">
      <style:text-properties officeooo:rsid="001aee49"/>
    </style:style>
    <style:style style:name="T2" style:family="text">
      <style:text-properties officeooo:rsid="001b68da"/>
    </style:style>
    <style:style style:name="T3" style:family="text">
      <style:text-properties officeooo:rsid="001baac9"/>
    </style:style>
    <style:style style:name="T4" style:family="text">
      <style:text-properties officeooo:rsid="001d86f0"/>
    </style:style>
    <style:style style:name="T5" style:family="text">
      <style:text-properties officeooo:rsid="001f32e9"/>
    </style:style>
    <style:style style:name="T6" style:family="text">
      <style:text-properties officeooo:rsid="00207612"/>
    </style:style>
    <style:style style:name="T7" style:family="text">
      <style:text-properties officeooo:rsid="0021cf44"/>
    </style:style>
    <style:style style:name="T8" style:family="text">
      <style:text-properties officeooo:rsid="0023316a"/>
    </style:style>
    <style:style style:name="T9" style:family="text">
      <style:text-properties officeooo:rsid="0023b1c1"/>
    </style:style>
    <style:style style:name="T10" style:family="text">
      <style:text-properties officeooo:rsid="00248b23"/>
    </style:style>
    <style:style style:name="T11" style:family="text">
      <style:text-properties officeooo:rsid="0024a92d"/>
    </style:style>
    <style:style style:name="T12" style:family="text">
      <style:text-properties officeooo:rsid="0026ec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<text:tab/><text:span text:style-name="T10">MAX= </text:span>x1*6 + 12*x2 + 20*x3 + 30*x4</text:p>
      <text:p text:style-name="P1"/>
      <text:p text:style-name="P1">sj a: <text:tab/><text:span text:style-name="T1">x1+x2+x3+x4</text:span><text:span text:style-name="T2">&lt;=50000</text:span></text:p>
      <text:p text:style-name="P1"><text:tab/><text:span text:style-name="T2">0,2*x1+0,3*x2+0,3*x3+0,5*x4&lt;=12000</text:span></text:p>
      <text:p text:style-name="P1"><text:tab/><text:span text:style-name="T11">0,5*x1+0,5*x2+1*x3+1,5*x4&lt;=32000</text:span></text:p>
      <text:p text:style-name="P13"><text:tab/><text:span text:style-name="T12">x1,x2,x3 &gt;=0</text:span></text:p>
      <text:p text:style-name="P1"/>
      <text:p text:style-name="P2"/>
      <text:p text:style-name="P2">2- <text:tab/><text:span text:style-name="T10">MAX= </text:span>50*<text:span text:style-name="T12">x</text:span>1+30*<text:span text:style-name="T12">x</text:span>2+60*<text:span text:style-name="T12">x</text:span>3</text:p>
      <text:p text:style-name="P2"/>
      <text:p text:style-name="P2">sj a:<text:tab/>30*<text:span text:style-name="T12">x</text:span>1+10*<text:span text:style-name="T12">x</text:span>2+20*<text:span text:style-name="T12">x</text:span>3&lt;=1000</text:p>
      <text:p text:style-name="P2"><text:tab/>20*<text:span text:style-name="T12">x</text:span>1+40*<text:span text:style-name="T12">x</text:span>2+50*<text:span text:style-name="T12">x</text:span>3&lt;=800</text:p>
      <text:p text:style-name="P3"><text:tab/>4*<text:span text:style-name="T12">x</text:span>1+3*<text:span text:style-name="T12">x</text:span>2+2*<text:span text:style-name="T12">x</text:span>3&lt;=100</text:p>
      <text:p text:style-name="P3"><text:tab/><text:span text:style-name="T12">x1,x2,x3 &gt;=0</text:span></text:p>
      <text:p text:style-name="P3"/>
      <text:p text:style-name="P4"/>
      <text:p text:style-name="P4"><text:span text:style-name="T3">3- <text:tab/></text:span><text:span text:style-name="T4">tipo1= cidade 1 no incinerador 1 no aterro </text:span><text:span text:style-name="T5">1</text:span></text:p>
      <text:p text:style-name="P4"><text:tab/><text:span text:style-name="T4">tipo2= cidade 1 no incinerador 2 no aterro </text:span><text:span text:style-name="T5">1</text:span></text:p>
      <text:p text:style-name="P4"><text:tab/><text:span text:style-name="T4">tipo3= cidade 1 no incinerador 1 no aterro </text:span><text:span text:style-name="T5">2</text:span></text:p>
      <text:p text:style-name="P4"><text:tab/><text:span text:style-name="T4">tipo4= cidade 1 no incinerador </text:span><text:span text:style-name="T5">2</text:span><text:span text:style-name="T4"> no aterro 2</text:span></text:p>
      <text:p text:style-name="P4"><text:tab/><text:span text:style-name="T4">tipo5= cidade 2 no incinerador </text:span><text:span text:style-name="T5">1</text:span><text:span text:style-name="T4"> no aterro 1</text:span></text:p>
      <text:p text:style-name="P4"><text:tab/><text:span text:style-name="T4">tipo6= cidade 2 no incinerador </text:span><text:span text:style-name="T5">2</text:span><text:span text:style-name="T4"> no aterro </text:span><text:span text:style-name="T5">1</text:span></text:p>
      <text:p text:style-name="P4"><text:tab/><text:span text:style-name="T4">tipo7= cidade 2 no incinerador </text:span><text:span text:style-name="T5">1</text:span><text:span text:style-name="T4"> no aterro </text:span><text:span text:style-name="T5">2</text:span></text:p>
      <text:p text:style-name="P4"><text:tab/><text:span text:style-name="T4">tipo8= cidade 2 no incinerador </text:span><text:span text:style-name="T5">2</text:span><text:span text:style-name="T4"> no aterro </text:span><text:span text:style-name="T5">2</text:span></text:p>
      <text:p text:style-name="P4"/>
      <text:p text:style-name="P5"><text:span text:style-name="T3">MIN = </text:span><text:span text:style-name="T5">40*t1+30*t2+40*t3+30*t4+40*t5+30*t6+40*t7+30*t8</text:span></text:p>
      <text:p text:style-name="P4"><text:span text:style-name="T5">MIN = </text:span><text:span text:style-name="T6">(35*3</text:span><text:span text:style-name="T5">*</text:span><text:span text:style-name="T6">0,2)*</text:span><text:span text:style-name="T5">t1+</text:span><text:span text:style-name="T6">(10*3</text:span><text:span text:style-name="T5">*</text:span><text:span text:style-name="T6">0,2)</text:span><text:span text:style-name="T5">*t2+</text:span><text:span text:style-name="T6">(38*3</text:span><text:span text:style-name="T5">*</text:span><text:span text:style-name="T6">0,2)</text:span><text:span text:style-name="T5">*t3+</text:span><text:span text:style-name="T6">(13*3</text:span><text:span text:style-name="T5">*</text:span><text:span text:style-name="T6">0,2)</text:span><text:span text:style-name="T5">*t4+</text:span><text:span text:style-name="T6">(45*3</text:span><text:span text:style-name="T5">*</text:span><text:span text:style-name="T6">0,2)</text:span><text:span text:style-name="T5">*t5+</text:span><text:span text:style-name="T6">(51*3</text:span><text:span text:style-name="T5">*</text:span><text:span text:style-name="T6">0,2)</text:span><text:span text:style-name="T5">*t6+</text:span><text:span text:style-name="T6">(48*3</text:span><text:span text:style-name="T5">*</text:span><text:span text:style-name="T6">0,2)</text:span><text:span text:style-name="T5">*t7+</text:span><text:span text:style-name="T6">(48*3</text:span><text:span text:style-name="T5">*</text:span><text:span text:style-name="T6">0,2)</text:span><text:span text:style-name="T5">*t8</text:span></text:p>
      <text:p text:style-name="P4"/>
      <text:p text:style-name="P4"><text:span text:style-name="T4">sj a: <text:tab/>t1+t2+t3+t4=</text:span><text:span text:style-name="T5">500</text:span></text:p>
      <text:p text:style-name="P4"><text:tab/><text:span text:style-name="T5">t5+t6+t7+t8=400</text:span></text:p>
      <text:p text:style-name="P4"><text:tab/><text:span text:style-name="T5">t1+t3+t5+t7&lt;=500</text:span></text:p>
      <text:p text:style-name="P4"><text:tab/><text:span text:style-name="T5">t2+t4+t6+t8&lt;=500</text:span></text:p>
      <text:p text:style-name="P4"><text:tab/><text:span text:style-name="T6">t1+t2+t5+t6&lt;=200</text:span></text:p>
      <text:p text:style-name="P4"><text:tab/><text:span text:style-name="T6">t3+t4+t7+t8&lt;=200</text:span></text:p>
      <text:p text:style-name="P15"><text:tab/><text:span text:style-name="T12">t1,t2,t3,t4,t5,t6,t7,t8 &gt;=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4- <text:tab/><text:span text:style-name="T7">x1= trabalhadores de 2ª feira</text:span></text:p>
      <text:p text:style-name="P7"><text:tab/><text:span text:style-name="T7">x2= trabalhadores de 3ª feira</text:span></text:p>
      <text:p text:style-name="P7"><text:tab/><text:span text:style-name="T7">x3= trabalhadores de 4ª feira</text:span></text:p>
      <text:p text:style-name="P7"><text:tab/><text:span text:style-name="T7">x4= trabalhadores de 5ª feira</text:span></text:p>
      <text:p text:style-name="P7"><text:tab/><text:span text:style-name="T7">x5= trabalhadores de 6ª feira</text:span></text:p>
      <text:p text:style-name="P7"><text:tab/><text:span text:style-name="T7">x6= trabalhadores de sábado</text:span></text:p>
      <text:p text:style-name="P7"><text:tab/><text:span text:style-name="T7">x7= trabalhadores de domingo</text:span></text:p>
      <text:p text:style-name="P7"/>
      <text:p text:style-name="P8">MIN=x1+x2+x3+x4+x5+x6+x7</text:p>
      <text:p text:style-name="P8"/>
      <text:p text:style-name="P8">sj a:<text:tab/>x1+x4+x5+x6+x7&lt;=17</text:p>
      <text:p text:style-name="P8"><text:tab/>x2+x5+x6+x7+x1&lt;=13</text:p>
      <text:p text:style-name="P8"><text:tab/>x3+x6+x7+x1+x2&lt;=15</text:p>
      <text:p text:style-name="P8"><text:tab/>x4+x7+x1+x2+x3&lt;=19</text:p>
      <text:p text:style-name="P8"><text:tab/>x5+x1+x2+x3+x4&lt;=14</text:p>
      <text:p text:style-name="P8"><text:tab/>x6+x2+x3+x4+x5&lt;=16</text:p>
      <text:p text:style-name="P8"><text:tab/>x7+x3+x4+x5+x6&lt;=11</text:p>
      <text:p text:style-name="P17"><text:tab/><text:span text:style-name="T12">x1,x2,x3,x4,x5,x6,x7 &gt;=0</text:span></text:p>
      <text:p text:style-name="P8"/>
      <text:p text:style-name="P8"/>
      <text:p text:style-name="P8">5- <text:span text:style-name="T8">3100000 m^2</text:span></text:p>
      <text:p text:style-name="P8"/>
      <text:p text:style-name="P9">a)</text:p>
      <text:p text:style-name="P9">x1= casas de baixa renda</text:p>
      <text:p text:style-name="P9">x2= casas de media renda</text:p>
      <text:p text:style-name="P9">x3= zona verde <text:span text:style-name="T9">= 0,12* (70*x1+110*x2) </text:span></text:p>
      <text:p text:style-name="P10">x4= ruas <text:span text:style-name="T9">= 0,07* (70*x1+110*x2)</text:span></text:p>
      <text:p text:style-name="P9"/>
      <text:p text:style-name="P10">MIN= 70000*x1+120000*x2+56*<text:span text:style-name="T9">0,12* (70*x1+110*x2)</text:span>+135*<text:span text:style-name="T9">0,07* (70*x1+110*x2)</text:span></text:p>
      <text:p text:style-name="P10"><text:s text:c="7"/><text:span text:style-name="T9">= </text:span><text:span text:style-name="T10">(</text:span>70000<text:span text:style-name="T10">+470,4+661,5)</text:span>*x1+<text:span text:style-name="T10">(</text:span>120000<text:span text:style-name="T10">+739,2+1039,5)</text:span>*x2</text:p>
      <text:p text:style-name="P9"/>
      <text:p text:style-name="P9"/>
      <text:p text:style-name="P11">sj a:<text:tab/>x1-50&lt;=x2</text:p>
      <text:p text:style-name="P11"><text:tab/>x1+x2&gt;=180</text:p>
      <text:p text:style-name="P11"><text:tab/>70*x1+110*x2+ 0,12* (70*x1+110*x2) + 0,07* (70*x1+110*x2)&lt;= <text:span text:style-name="T8">3100000 </text:span>&lt;=&gt;</text:p>
      <text:p text:style-name="P11"><text:tab/>(70+8,4+4,9)*x1+(110+13,2+7,7)*x2&lt;=3100000</text:p>
      <text:p text:style-name="P11"><text:tab/><text:span text:style-name="T12">x1,x2&gt;=0</text:span></text:p>
      <text:p text:style-name="P11"/>
      <text:p text:style-name="P11"/>
      <text:p text:style-name="P11">b)</text:p>
      <text:p text:style-name="P10">x1= casas de baixa renda</text:p>
      <text:p text:style-name="P10">x2= casas de media renda</text:p>
      <text:p text:style-name="P10">x3= zona verde <text:span text:style-name="T9">= 0,12* (70*x1+110*x2) </text:span><text:span text:style-name="T10">= 8,4*x1+13,2*x2</text:span></text:p>
      <text:p text:style-name="P10">x4= ruas <text:span text:style-name="T9">= 0,07* (70*x1+110*x2) </text:span><text:span text:style-name="T10">= 4,9*x1+7,7*x2</text:span></text:p>
      <text:p text:style-name="P10"/>
      <text:p text:style-name="P11">MAX= x1+x2</text:p>
      <text:p text:style-name="P11"/>
      <text:p text:style-name="P11">sj a:<text:tab/>x1-50&lt;=x2</text:p>
      <text:p text:style-name="P11"><text:tab/>x1+x2&gt;=180</text:p>
      <text:p text:style-name="P12"><text:tab/>(70+8,4+4,9)*x1+(110+13,2+7,7)*x2&lt;=3100000</text:p>
      <text:p text:style-name="P12"><text:span text:style-name="T10"><text:tab/>(</text:span><text:span text:style-name="T8">70000</text:span><text:span text:style-name="T10">+470,4+661,5)</text:span><text:span text:style-name="T8">*x1+</text:span><text:span text:style-name="T10">(</text:span><text:span text:style-name="T8">120000</text:span><text:span text:style-name="T10">+739,2+1039,5)</text:span><text:span text:style-name="T8">*x2 </text:span><text:span text:style-name="T10">&lt;= 20000000</text:span></text:p>
      <text:p text:style-name="P12"><text:tab/><text:span text:style-name="T12">x1,x2&gt;=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3:56:30.410000000</meta:creation-date>
    <dc:date>2020-03-22T17:00:31.206000000</dc:date>
    <meta:editing-duration>PT11M18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67" meta:word-count="243" meta:character-count="2029" meta:non-whitespace-character-count="1798"/>
  </office:meta>
</office:document-meta>
</file>